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17E00002C8DE4B2B6F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144cm" style:rel-column-width="27538*"/>
    </style:style>
    <style:style style:name="Table1.B" style:family="table-column">
      <style:table-column-properties style:column-width="1.949cm" style:rel-column-width="7513*"/>
    </style:style>
    <style:style style:name="Table1.C" style:family="table-column">
      <style:table-column-properties style:column-width="2.766cm" style:rel-column-width="10661*"/>
    </style:style>
    <style:style style:name="Table1.D" style:family="table-column">
      <style:table-column-properties style:column-width="5.142cm" style:rel-column-width="1982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size="12pt" style:font-size-asian="12pt" style:font-size-complex="12pt"/>
    </style:style>
    <style:style style:name="P2" style:family="paragraph" style:parent-style-name="Standard">
      <style:paragraph-properties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end" style:justify-single-word="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paragraph-properties fo:text-align="justify" style:justify-single-word="false"/>
      <style:text-properties style:font-name="Arial" fo:font-size="12pt" fo:language="en" fo:country="US"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Arial"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justify" style:justify-single-word="false"/>
      <style:text-properties style:font-name="Arial" style:text-underline-style="none" fo:font-weight="normal" style:font-weight-asian="normal" style:font-weight-complex="normal"/>
    </style:style>
    <style:style style:name="P8" style:family="paragraph" style:parent-style-name="Standard">
      <style:paragraph-properties fo:text-align="end" style:justify-single-word="false"/>
      <style:text-properties style:font-name="Arial" fo:font-style="italic" style:text-underline-style="none" fo:font-weight="bold"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style:font-name="Arial"/>
    </style:style>
    <style:style style:name="P10" style:family="paragraph" style:parent-style-name="Standard">
      <style:paragraph-properties fo:text-align="justify" style:justify-single-word="false"/>
      <style:text-properties style:font-name="Arial" fo:language="en" fo:country="US"/>
    </style:style>
    <style:style style:name="P11" style:family="paragraph" style:parent-style-name="Standard">
      <style:paragraph-properties fo:text-align="justify" style:justify-single-word="false"/>
      <style:text-properties style:font-name="Arial" fo:language="es" fo:country="ES"/>
    </style:style>
    <style:style style:name="P12" style:family="paragraph" style:parent-style-name="Preformatted_20_Text">
      <style:paragraph-properties fo:text-align="justify" style:justify-single-word="false"/>
      <style:text-properties fo:color="#000000" style:font-name="Courier New" fo:font-size="9pt" fo:language="en" fo:country="US"/>
    </style:style>
    <style:style style:name="P13" style:family="paragraph" style:parent-style-name="Preformatted_20_Text">
      <style:paragraph-properties fo:background-color="#ffffff">
        <style:background-image/>
      </style:paragraph-properties>
      <style:text-properties fo:color="#000000"/>
    </style:style>
    <style:style style:name="P14" style:family="paragraph" style:parent-style-name="Preformatted_20_Text">
      <style:paragraph-properties fo:background-color="#ffffff">
        <style:background-image/>
      </style:paragraph-properties>
      <style:text-properties fo:color="#000000" style:font-name="Courier New" fo:font-size="9pt"/>
    </style:style>
    <style:style style:name="P15" style:family="paragraph" style:parent-style-name="Preformatted_20_Text">
      <style:paragraph-properties fo:background-color="#ffffff">
        <style:background-image/>
      </style:paragraph-properties>
      <style:text-properties fo:color="#000000" style:font-name="Courier New" fo:font-size="9pt" fo:language="en" fo:country="US"/>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style:font-name="Arial"/>
    </style:style>
    <style:style style:name="P18" style:family="paragraph" style:parent-style-name="Table_20_Contents">
      <style:paragraph-properties fo:text-align="justify" style:justify-single-word="false"/>
      <style:text-properties style:font-name="Arial" fo:language="en" fo:country="US"/>
    </style:style>
    <style:style style:name="P19" style:family="paragraph" style:parent-style-name="Table_20_Contents">
      <style:paragraph-properties fo:text-align="center" style:justify-single-word="false"/>
      <style:text-properties style:font-name="Arial" fo:language="en" fo:country="US" fo:font-weight="bold" style:font-weight-asian="bold" style:font-weight-complex="bold"/>
    </style:style>
    <style:style style:name="P20" style:family="paragraph" style:parent-style-name="Table_20_Contents">
      <style:paragraph-properties fo:text-align="justify" style:justify-single-word="false"/>
      <style:text-properties style:font-name="Arial" fo:language="en" fo:country="US" fo:font-style="italic" style:font-style-asian="italic" style:font-style-complex="italic"/>
    </style:style>
    <style:style style:name="P21" style:family="paragraph" style:parent-style-name="Table_20_Contents">
      <style:paragraph-properties fo:text-align="justify" style:justify-single-word="false"/>
      <style:text-properties style:font-name="Arial" fo:font-size="10pt" fo:language="en" fo:country="US" fo:font-weight="normal" style:font-size-asian="10pt" style:font-weight-asian="normal" style:font-size-complex="10pt" style:font-weight-complex="normal"/>
    </style:style>
    <style:style style:name="P22" style:family="paragraph" style:parent-style-name="Table_20_Contents">
      <style:paragraph-properties fo:text-align="justify" style:justify-single-word="false"/>
      <style:text-properties fo:font-size="10pt" style:font-size-asian="10pt" style:font-size-complex="10pt"/>
    </style:style>
    <style:style style:name="P23" style:family="paragraph" style:parent-style-name="Standard" style:list-style-name="L1">
      <style:paragraph-properties fo:text-align="justify" style:justify-single-word="false"/>
      <style:text-properties style:font-name="Arial" fo:font-size="12pt" fo:language="en" fo:country="US" style:font-size-asian="12pt" style:font-size-complex="12pt"/>
    </style:style>
    <style:style style:name="P24" style:family="paragraph" style:parent-style-name="Standard" style:list-style-name="L1">
      <style:paragraph-properties fo:text-align="justify" style:justify-single-word="false"/>
      <style:text-properties style:font-name="Arial" fo:font-size="12pt" style:font-size-asian="12pt" style:font-size-complex="12pt"/>
    </style:style>
    <style:style style:name="P25" style:family="paragraph" style:parent-style-name="Standard" style:list-style-name="L1">
      <style:paragraph-properties fo:text-align="justify" style:justify-single-word="false"/>
      <style:text-properties style:font-name="Arial" fo:font-size="12pt" fo:font-weight="bold" style:font-size-asian="12pt" style:font-weight-asian="bold" style:font-size-complex="12pt" style:font-weight-complex="bold"/>
    </style:style>
    <style:style style:name="P26" style:family="paragraph" style:parent-style-name="Standard" style:list-style-name="L1">
      <style:paragraph-properties fo:text-align="end" style:justify-single-word="false"/>
      <style:text-properties style:font-name="Arial" fo:font-size="12pt" fo:font-weight="bold" style:font-size-asian="12pt" style:font-weight-asian="bold" style:font-size-complex="12pt" style:font-weight-complex="bold"/>
    </style:style>
    <style:style style:name="P27" style:family="paragraph" style:parent-style-name="Standard" style:list-style-name="L1">
      <style:paragraph-properties fo:text-align="justify" style:justify-single-word="false"/>
    </style:style>
    <style:style style:name="T1" style:family="text">
      <style:text-properties style:font-name="Arial" fo:font-size="12pt" style:font-size-asian="12pt" style:font-size-complex="12pt"/>
    </style:style>
    <style:style style:name="T2" style:family="text">
      <style:text-properties style:font-name="Arial" fo:font-size="12pt" fo:language="en" fo:country="US" style:font-size-asian="12pt" style:font-size-complex="12pt"/>
    </style:style>
    <style:style style:name="T3" style:family="text">
      <style:text-properties style:font-name="Arial" fo:language="en" fo:country="US"/>
    </style:style>
    <style:style style:name="T4" style:family="text">
      <style:text-properties style:font-name="Arial" fo:language="en" fo:country="US" fo:font-weight="normal" style:font-weight-asian="normal" style:font-weight-complex="normal"/>
    </style:style>
    <style:style style:name="T5" style:family="text">
      <style:text-properties style:font-name="Arial" fo:font-size="10pt" fo:language="en" fo:country="US" fo:font-weight="normal" style:font-size-asian="10pt" style:font-weight-asian="normal" style:font-size-complex="10pt" style:font-weight-complex="normal"/>
    </style:style>
    <style:style style:name="T6" style:family="text">
      <style:text-properties style:font-name="Arial" fo:font-size="10pt" fo:language="en" fo:country="US" fo:font-weight="bold" style:font-size-asian="10pt" style:font-weight-asian="bold" style:font-size-complex="10pt" style:font-weight-complex="bold"/>
    </style:style>
    <style:style style:name="T7" style:family="text">
      <style:text-properties fo:language="es" fo:country="ES"/>
    </style:style>
    <style:style style:name="T8" style:family="text">
      <style:text-properties fo:color="#000080" style:font-name="Courier New" fo:font-size="9pt" fo:font-weight="bold"/>
    </style:style>
    <style:style style:name="T9" style:family="text">
      <style:text-properties style:font-name="Courier New" fo:font-size="9pt"/>
    </style:style>
    <style:style style:name="T10" style:family="text">
      <style:text-properties style:font-name="Courier New" fo:font-size="9pt" fo:font-style="italic"/>
    </style:style>
    <style:style style:name="T11" style:family="text">
      <style:text-properties fo:color="#660e7a" style:font-name="Courier New" fo:font-size="9pt" fo:font-weight="bold"/>
    </style:style>
    <style:style style:name="T12" style:family="text">
      <style:text-properties fo:color="#660e7a" style:font-name="Courier New" fo:font-size="9pt" fo:font-style="italic" fo:font-weight="bold"/>
    </style:style>
    <style:style style:name="T13" style:family="text">
      <style:text-properties fo:color="#808000"/>
    </style:style>
    <style:style style:name="T14" style:family="text">
      <style:text-properties fo:color="#808000" style:font-name="Courier New" fo:font-size="9pt"/>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fo:language="en" fo:country="US" style:text-underline-style="none"/>
    </style:style>
    <style:style style:name="T18" style:family="text">
      <style:text-properties fo:font-size="10pt" style:font-size-asian="10pt" style:font-size-complex="10pt"/>
    </style:style>
    <style:style style:name="T19" style:family="text">
      <style:text-properties style:font-name="Courier New1"/>
    </style:style>
    <style:style style:name="T20" style:family="text">
      <style:text-properties style:font-name="Courier New1" fo:language="en" fo:country="US"/>
    </style:style>
    <style:style style:name="T21" style:family="text">
      <style:text-properties style:font-name="Courier New1" fo:language="en" fo:country="US" style:text-underline-style="none"/>
    </style:style>
    <style:style style:name="T22" style:family="text">
      <style:text-properties style:font-name="Courier New1" fo:language="es" fo:country="ES"/>
    </style:style>
    <style:style style:name="T23" style:family="text">
      <style:text-properties fo:font-weight="bold" style:font-weight-asian="bold" style:font-weight-complex="bold"/>
    </style:style>
    <style:style style:name="T24" style:family="text">
      <style:text-properties style:font-name="Courier New1" fo:language="en" fo:country="US"/>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NDROID DEVELOPMENT ASSIGNMENT</text:p>
      <text:p text:style-name="P6"/>
      <text:p text:style-name="P6"/>
      <text:p text:style-name="P7"/>
      <text:p text:style-name="P8">Exercise proposal</text:p>
      <text:p text:style-name="P9"/>
      <text:p text:style-name="P9"><text:tab/><text:span text:style-name="T7">Create an Android application which allows to play a certain set of audio files provided</text:span><text:span text:style-name="T15"> in the resources' </text:span><text:span text:style-name="T16">raw</text:span><text:span text:style-name="T15"> folder</text:span><text:span text:style-name="T7">. </text:span></text:p>
      <text:p text:style-name="P9"><draw:frame draw:style-name="fr2" draw:name="graphics1" text:anchor-type="paragraph" svg:x="5.791cm" svg:y="0.36cm" svg:width="5.419cm" svg:height="7.207cm" draw:z-index="0"><draw:image xlink:href="Pictures/200000070000217E00002C8DE4B2B6F1.svm" xlink:type="simple" xlink:show="embed" xlink:actuate="onLoad"/></draw:frame></text:p>
      <text:p text:style-name="P9"/>
      <text:p text:style-name="P9"><text:span text:style-name="T7"><text:tab/>The developer will have to use the </text:span><text:span text:style-name="T22">MediaPlayer</text:span><text:span text:style-name="T7"> </text:span><text:span text:style-name="T15">API for this purpose. Follows a snippet about a straightforward usage of the </text:span><text:span text:style-name="T20">MediaPlayer</text:span><text:span text:style-name="T15"> class.</text:span></text:p>
      <text:p text:style-name="P12">[...]</text:p>
      <text:p text:style-name="P13"><text:s text:c="4"/><text:span text:style-name="T8">private </text:span><text:span text:style-name="T9">MediaPlayer </text:span><text:span text:style-name="T11">mPlayer</text:span><text:span text:style-name="T9">;</text:span></text:p>
      <text:p text:style-name="P14"/>
      <text:p text:style-name="P13"><text:s text:c="4"/><text:span text:style-name="T14">@Override</text:span></text:p>
      <text:p text:style-name="P13"><text:span text:style-name="T13"><text:s text:c="4"/></text:span><text:span text:style-name="T8">protected void </text:span><text:span text:style-name="T9">onCreate(Bundle savedInstanceState)</text:span></text:p>
      <text:p text:style-name="P13"><text:s text:c="4"/><text:span text:style-name="T9">{</text:span></text:p>
      <text:p text:style-name="P13"><text:s text:c="8"/><text:span text:style-name="T8">super</text:span><text:span text:style-name="T9">.onCreate(savedInstanceState);</text:span></text:p>
      <text:p text:style-name="P13"><text:s text:c="8"/><text:span text:style-name="T9">setContentView(R.layout.</text:span><text:span text:style-name="T12">activity_main</text:span><text:span text:style-name="T9">);</text:span></text:p>
      <text:p text:style-name="P14"/>
      <text:p text:style-name="P13"><text:s text:c="8"/><text:span text:style-name="T8">this</text:span><text:span text:style-name="T9">.</text:span><text:span text:style-name="T11">mPlayer </text:span><text:span text:style-name="T9">= MediaPlayer.</text:span><text:span text:style-name="T10">create</text:span><text:span text:style-name="T9">(</text:span><text:span text:style-name="T8">this</text:span><text:span text:style-name="T9">, R.raw.</text:span><text:span text:style-name="T12">bensoundbrazilsamba</text:span><text:span text:style-name="T9">);</text:span></text:p>
      <text:p text:style-name="P13"><text:s text:c="12"/><text:span text:style-name="T8">this</text:span><text:span text:style-name="T9">.</text:span><text:span text:style-name="T11">mPlayer</text:span><text:span text:style-name="T9">.start();</text:span></text:p>
      <text:p text:style-name="P13"><text:s text:c="4"/><text:span text:style-name="T9">}</text:span></text:p>
      <text:p text:style-name="P15">[...]</text:p>
      <text:p text:style-name="P11"/>
      <text:p text:style-name="P10"><text:tab/>For more information about the <text:span text:style-name="T19">MediaPlayer</text:span> API, check the official documentation at <text:a xlink:type="simple" xlink:href="http://developer.android.com/guide/topics/media/mediaplayer.html" text:style-name="Internet_20_link" text:visited-style-name="Visited_20_Internet_20_Link">http://developer.android.com/guide/topics/media/mediaplayer.html</text:a>.</text:p>
      <text:p text:style-name="P10"/>
      <text:p text:style-name="P10"><text:tab/>The developer has to provide a set of <text:span text:style-name="T19">Buttons</text:span> to manipulate the player. For instance, two different <text:span text:style-name="T19">Buttons</text:span> to start/resume and stop the reproduction. Furthermore, all songs have to be selectable, for example, adding another <text:span text:style-name="T19">Button</text:span> to swap to another song.</text:p>
      <text:p text:style-name="P10"/>
      <text:p text:style-name="P9"><text:span text:style-name="T7"><text:tab/></text:span><text:span text:style-name="T15">In the host </text:span><text:span text:style-name="T20">Activity</text:span><text:span text:style-name="T15"> it is convenient to override the </text:span><text:span text:style-name="T20">onDestroy()</text:span><text:span text:style-name="T15"> method in </text:span><text:soft-page-break/><text:span text:style-name="T15">order to stop the </text:span><text:span text:style-name="T20">MediaPlaye</text:span><text:span text:style-name="T20">r</text:span><text:span text:style-name="T15"> in case the application is going to finish. Bear in mind that a screen orientation change also calls </text:span><text:span text:style-name="T20">onDestroy()</text:span><text:span text:style-name="T15">, but the track should not be stopped then (use an if clause to check the return value of the </text:span><text:span text:style-name="T20">isFinishing()</text:span><text:span text:style-name="T15"> method).</text:span></text:p>
      <text:p text:style-name="P10"/>
      <text:p text:style-name="P10"><text:tab/>The app has to include a notification on the status bar when any song is playing, including the default app launcher icon (included in the resources' mipmap folder), the title of the song in course and a little description about it. </text:p>
      <text:p text:style-name="P11"/>
      <text:p text:style-name="P10"><text:tab/>Follows a table with some information about the music tracks involved:</text:p>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Song title</text:p>
          </table:table-cell>
          <table:table-cell table:style-name="Table1.A1" office:value-type="string">
            <text:p text:style-name="P19">Duration</text:p>
          </table:table-cell>
          <table:table-cell table:style-name="Table1.A1" office:value-type="string">
            <text:p text:style-name="P19">Country</text:p>
          </table:table-cell>
          <table:table-cell table:style-name="Table1.D1" office:value-type="string">
            <text:p text:style-name="P19">Comments</text:p>
          </table:table-cell>
        </table:table-row>
        <table:table-row>
          <table:table-cell table:style-name="Table1.A2" office:value-type="string">
            <text:p text:style-name="P17"><text:span text:style-name="T15">b</text:span>ensoundbrazilsamba.<text:span text:style-name="T15">mp3</text:span></text:p>
          </table:table-cell>
          <table:table-cell table:style-name="Table1.A2" office:value-type="string">
            <text:p text:style-name="P20">04:00</text:p>
            <text:p text:style-name="P18"/>
          </table:table-cell>
          <table:table-cell table:style-name="Table1.A2" office:value-type="string">
            <text:p text:style-name="P18">Brazil</text:p>
          </table:table-cell>
          <table:table-cell table:style-name="Table1.D2" office:value-type="string">
            <text:p text:style-name="P18"><text:span text:style-name="Emphasis"><text:span text:style-name="T18">Samba</text:span></text:span><text:span text:style-name="T18"> is a Brazilian musical genre and dance style, with its roots in Africa via the West African slave trade and African religious traditions, particularly of Angola </text:span></text:p>
          </table:table-cell>
        </table:table-row>
        <table:table-row>
          <table:table-cell table:style-name="Table1.A2" office:value-type="string">
            <text:p text:style-name="P17"><text:span text:style-name="T15">b</text:span>ensoundcountryboy<text:span text:style-name="T15">.mp3</text:span></text:p>
          </table:table-cell>
          <table:table-cell table:style-name="Table1.A2" office:value-type="string">
            <text:p text:style-name="P20">03:27</text:p>
            <text:p text:style-name="P18"/>
          </table:table-cell>
          <table:table-cell table:style-name="Table1.A2" office:value-type="string">
            <text:p text:style-name="P18">USA</text:p>
          </table:table-cell>
          <table:table-cell table:style-name="Table1.D2" office:value-type="string">
            <text:p text:style-name="P18"><text:span text:style-name="Emphasis"><text:span text:style-name="T18">Country music</text:span></text:span><text:span text:style-name="T18"> is a genre of American popular music that originated in the Southern United States in the 1920s </text:span></text:p>
          </table:table-cell>
        </table:table-row>
        <table:table-row>
          <table:table-cell table:style-name="Table1.A2" office:value-type="string">
            <text:p text:style-name="P17"><text:span text:style-name="T15">b</text:span>ensoundindia.<text:span text:style-name="T15">mp3</text:span></text:p>
          </table:table-cell>
          <table:table-cell table:style-name="Table1.A2" office:value-type="string">
            <text:p text:style-name="P20">04:13</text:p>
            <text:p text:style-name="P18"/>
          </table:table-cell>
          <table:table-cell table:style-name="Table1.A2" office:value-type="string">
            <text:p text:style-name="P18">India</text:p>
          </table:table-cell>
          <table:table-cell table:style-name="Table1.D2" office:value-type="string">
            <text:p text:style-name="P22"><text:span text:style-name="T3">The </text:span><text:span text:style-name="T4">music of India</text:span><text:span text:style-name="T3"> includes multiple varieties of folk music, pop, and Indian classical music. India's classical music tradition, including Hindustani music and Carnatic, has a history spanning millennia and developed over several eras</text:span></text:p>
          </table:table-cell>
        </table:table-row>
        <table:table-row>
          <table:table-cell table:style-name="Table1.A2" office:value-type="string">
            <text:p text:style-name="P17"><text:span text:style-name="T15">b</text:span>ensoundlittleplanet.<text:span text:style-name="T15">mp3</text:span></text:p>
          </table:table-cell>
          <table:table-cell table:style-name="Table1.A2" office:value-type="string">
            <text:p text:style-name="P20">06:36</text:p>
            <text:p text:style-name="P18"/>
          </table:table-cell>
          <table:table-cell table:style-name="Table1.A2" office:value-type="string">
            <text:p text:style-name="P18">Iceland</text:p>
          </table:table-cell>
          <table:table-cell table:style-name="Table1.D2" office:value-type="string">
            <text:p text:style-name="P21">The music of Iceland includes vibrant folk and pop traditions. Well-known artists from Iceland include medieval music group Voces Thules, alternative rock band The Sugarcubes, singers Björk and Emiliana Torrini, post-rock band Sigur Rós and indie folk/indie pop band Of Monsters and Men </text:p>
          </table:table-cell>
        </table:table-row>
        <table:table-row>
          <table:table-cell table:style-name="Table1.A2" office:value-type="string">
            <text:p text:style-name="P17"><text:span text:style-name="T15">b</text:span>ensoundpsychedelic.<text:span text:style-name="T15">mp3</text:span></text:p>
          </table:table-cell>
          <table:table-cell table:style-name="Table1.A2" office:value-type="string">
            <text:p text:style-name="P20">03:56</text:p>
            <text:p text:style-name="P18"/>
          </table:table-cell>
          <table:table-cell table:style-name="Table1.A2" office:value-type="string">
            <text:p text:style-name="P18">South Korea</text:p>
          </table:table-cell>
          <table:table-cell table:style-name="Table1.D2" office:value-type="string">
            <text:p text:style-name="P16"><text:span text:style-name="T5">The Music of South Korea has evolved over the course of the decades since the end of the Korean War, and has its roots in the music of the Korean people, who have inhabited the Korean peninsula for over a millennium. Contemporary South Korean music can be divided into three different main categories: Traditional Korean </text:span><text:span text:style-name="T5">folk music, popular music, or K-pop, and Western-influenced non-popular music</text:span><text:span text:style-name="T6"> </text:span></text:p>
          </table:table-cell>
        </table:table-row>
        <text:soft-page-break/>
        <table:table-row>
          <table:table-cell table:style-name="Table1.A2" office:value-type="string">
            <text:p text:style-name="P17"><text:span text:style-name="T15">b</text:span>ensoundrelaxing.<text:span text:style-name="T15">mp3</text:span></text:p>
          </table:table-cell>
          <table:table-cell table:style-name="Table1.A2" office:value-type="string">
            <text:p text:style-name="P20">04:48</text:p>
            <text:p text:style-name="P18"/>
          </table:table-cell>
          <table:table-cell table:style-name="Table1.A2" office:value-type="string">
            <text:p text:style-name="P18">Indonesia</text:p>
          </table:table-cell>
          <table:table-cell table:style-name="Table1.D2" office:value-type="string">
            <text:p text:style-name="P21">The music of Indonesia demonstrates its cultural diversity, the local musical creativity, as well as subsequent foreign musical influences that shaped contemporary music scenes of Indonesia. Nearly thousands of Indonesian islands having its own cultural and artistic history and character</text:p>
          </table:table-cell>
        </table:table-row>
        <table:table-row>
          <table:table-cell table:style-name="Table1.A2" office:value-type="string">
            <text:p text:style-name="P17"><text:span text:style-name="T15">b</text:span>ensoundtheelevatorbossanova.<text:span text:style-name="T15">mp3</text:span></text:p>
          </table:table-cell>
          <table:table-cell table:style-name="Table1.A2" office:value-type="string">
            <text:p text:style-name="P20">04:14</text:p>
            <text:p text:style-name="P18"/>
          </table:table-cell>
          <table:table-cell table:style-name="Table1.A2" office:value-type="string">
            <text:p text:style-name="P18">Brazil</text:p>
          </table:table-cell>
          <table:table-cell table:style-name="Table1.D2" office:value-type="string">
            <text:p text:style-name="P18"><text:span text:style-name="Emphasis"><text:span text:style-name="T18">Samba</text:span></text:span><text:span text:style-name="T18"> is a Brazilian musical genre and dance style, with its roots in Africa via the West African slave trade and African religious traditions, particularly of Angola </text:span></text:p>
          </table:table-cell>
        </table:table-row>
      </table:table>
      <text:p text:style-name="P10"/>
      <text:p text:style-name="P10"/>
      <text:p text:style-name="P10"><text:tab/>According to the official documentation it is a best practice to run the <text:span text:style-name="T19">MediaPlayer</text:span> in a background thread, such as a <text:span text:style-name="T19">Service</text:span> executed within a <text:span text:style-name="T19">Thread</text:span> object, for instance. <text:tab/></text:p>
      <text:p text:style-name="P10"/>
      <text:p text:style-name="P10"><text:tab/>The minimum SDK has to be set up to API 11 (Android 3.0 Honeycomb).</text:p>
      <text:p text:style-name="P1"/>
      <text:p text:style-name="P1"/>
      <text:p text:style-name="P3">Program performance</text:p>
      <text:p text:style-name="P3"/>
      <text:p text:style-name="P4">Minimum-requirements</text:p>
      <text:p text:style-name="P4"/>
      <text:p text:style-name="P5"><text:tab/>The app has to allow the user to play any of the songs provided, including a notification which has to be visible during the reproduction. If the notification is clicked, a new <text:span text:style-name="T19">Activity</text:span> or <text:span text:style-name="T19">Dialog</text:span> has to be started showing the information provided in the Comments column. The application must include the launcher icon provided in the assignment data package.</text:p>
      <text:p text:style-name="P5"><text:tab/>It is strongly recommended to <text:span text:style-name="T23">include at least one</text:span> of the “Extra tasks” mentioned below.</text:p>
      <text:p text:style-name="P5"/>
      <text:p text:style-name="P5">In order to get extra marks, the developer can choose to implement one or various of the following extra tasks.</text:p>
      <text:p text:style-name="P5"/>
      <text:p text:style-name="P4">Extra task 1</text:p>
      <text:p text:style-name="P4"/>
      <text:p text:style-name="P5"><text:tab/>Utilise a <text:span text:style-name="T19">ListView</text:span> or similar to show a list of the available songs. When an item is clicked, the corresponding song has to be played (for more information about <text:span text:style-name="T19">ListViews</text:span>, check <text:a xlink:type="simple" xlink:href="http://developer.android.com/guide/topics/ui/layout/listview.html" text:style-name="Internet_20_link" text:visited-style-name="Visited_20_Internet_20_Link">http://developer.android.com/guide/topics/ui/layout/listview.html</text:a>).</text:p>
      <text:p text:style-name="P5"/>
      <text:p text:style-name="P4">Extra task 2</text:p>
      <text:p text:style-name="P5"/>
      <text:p text:style-name="P5"><text:tab/>Make use of any type of menu available in the Android platform (standard options <text:soft-page-break/>menu, ActionBar, Context Menu, Toolbar, etc.) implementing any functionality which may be appropriate for the app. For isntance, a context menu when long clicking an item in the list (if task 1 has been addressed brefore) showing some information about the audio track.</text:p>
      <text:p text:style-name="P5"/>
      <text:p text:style-name="P4">Extra task 3</text:p>
      <text:p text:style-name="P4"/>
      <text:p text:style-name="P5"><text:tab/>Include a background thread (such as an <text:span text:style-name="T19">AsyncTask</text:span> or a <text:span text:style-name="T19">BoundService</text:span> within a <text:span text:style-name="T19">Thread</text:span> object) where the <text:span text:style-name="T19">MediaPlayer</text:span> performs.</text:p>
      <text:p text:style-name="P5"/>
      <text:p text:style-name="P4">Extra task 4</text:p>
      <text:p text:style-name="P4"/>
      <text:p text:style-name="P5"><text:tab/>Include the table data into a database to be accessed from the app. It is also convenient to implement a Content Provider to make the data shareable with any other app with appropriate permissions.</text:p>
      <text:p text:style-name="P5"/>
      <text:p text:style-name="P4">Extra task 5</text:p>
      <text:p text:style-name="P4"/>
      <text:p text:style-name="P2"><text:span text:style-name="T17"><text:tab/>Add a Google Map Activity which includes </text:span><text:span text:style-name="T21">Markers</text:span><text:span text:style-name="T17"> on the locations indicated on the above list relating to each song. When a </text:span><text:span text:style-name="T21">Marker</text:span><text:span text:style-name="T17"> is clicked, an info window pops up showing the information provided in the Comments column. If this latter window is also clicked, the associated song is played. The Google Map Activity has to be accessed either by pressing a Button or implementing any navigation feature (such as a <text:s/>navigation drawer, configuring the Toolbar/ActionBar, etc.).</text:span></text:p>
      <text:list xml:id="list8606757589963318839" text:style-name="L1">
        <text:list-header>
          <text:p text:style-name="P23"/>
          <text:p text:style-name="P27"><text:span text:style-name="T2">Th</text:span><text:span text:style-name="T1">e submission date has been set up in class for: </text:span></text:p>
          <text:p text:style-name="P24"/>
          <text:p text:style-name="P25"/>
          <text:p text:style-name="P25"/>
          <text:p text:style-name="P26"><text:span text:style-name="T15">29</text:span>/<text:span text:style-name="T15">04</text:span>/2016<text:tab/><text:tab/></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Standard"><draw:frame draw:style-name="Mfr1" draw:name="graphics2" text:anchor-type="as-char" svg:y="-1.231cm" svg:width="4.556cm" svg:height="1.369cm" draw:z-index="4"><draw:image xlink:href="http://campus.barcelonatechnologyschool.com/theme/binarius_barcelonatechnologyschool/pix/logo_small.jpg" xlink:type="simple" xlink:show="embed" xlink:actuate="onLoad"/></draw:frame><text:bookmark text:name="yui_3_9_1_2_1459820088289_1475"/>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blo L Sordo</meta:initial-creator>
    <meta:creation-date>2016-01-14T19:08:02.67</meta:creation-date>
    <dc:date>2016-05-11T22:18:48.95</dc:date>
    <dc:creator>Pablo L Sordo</dc:creator>
    <meta:editing-duration>P1DT8H10M40S</meta:editing-duration>
    <meta:editing-cycles>15</meta:editing-cycles>
    <meta:generator>OpenOffice/4.1.2$Win32 OpenOffice.org_project/412m3$Build-9782</meta:generator>
    <meta:printed-by>Pablo L Sordo</meta:printed-by>
    <meta:print-date>2016-04-05T03:18:38.78</meta:print-date>
    <meta:document-statistic meta:table-count="1" meta:image-count="2" meta:object-count="0" meta:page-count="4" meta:paragraph-count="72" meta:word-count="901" meta:character-count="5967"/>
  </office:meta>
</office:document-meta>
</file>